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right="-46.2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SCHEMA LOGICO</text:span></text:p>
      <text:p text:style-name="P1"><text:span text:style-name="T2"/></text:p>
      <text:p text:style-name="P2"><text:span text:style-name="T3">UTENTE(</text:span><text:span text:style-name="T4">Username</text:span><text:span text:style-name="T5">,<text:s/></text:span><text:span text:style-name="T6">Email</text:span><text:span text:style-name="T7">, Password, Tipo, Residenza, Data_Nascita)</text:span></text:p>
      <text:p text:style-name="P2"><text:span text:style-name="T8"/></text:p>
      <text:p text:style-name="P2"><text:span text:style-name="T9"><text:s/>PREFERENZA(</text:span><text:span text:style-name="T10">UTENTE, CATEGORIA</text:span><text:span text:style-name="T11">) </text:span></text:p>
      <text:p text:style-name="P2"><text:span text:style-name="T12"/></text:p>
      <text:p text:style-name="P2"><text:span text:style-name="T13">CATEGORIA(</text:span><text:span text:style-name="T14">Nome)</text:span></text:p>
      <text:p text:style-name="P2"><text:span text:style-name="T15"/></text:p>
      <text:p text:style-name="P2"><text:span text:style-name="T16">SOTTOCATEGORIA(</text:span><text:span text:style-name="T17">CATEGORIA, Nome)</text:span><text:span text:style-name="T18"><text:s/>//ingloba relazione appartenenza grazie a cardinaità 1,1</text:span></text:p>
      <text:p text:style-name="P2"><text:span text:style-name="T19"/></text:p>
      <text:p text:style-name="P2"><text:span text:style-name="T20">TOPIC1(</text:span><text:span text:style-name="T21">CATEGORIA, DOMANDA_APERTA</text:span><text:span text:style-name="T22">)</text:span></text:p>
      <text:p text:style-name="P2"><text:span text:style-name="T23"/></text:p>
      <text:p text:style-name="P2"><text:span text:style-name="T24">TOPIC2(</text:span><text:span text:style-name="T25">CATEGORIA, SONDAGGIO</text:span><text:span text:style-name="T26">)</text:span></text:p>
      <text:p text:style-name="P2"><text:span text:style-name="T27"/></text:p>
      <text:p text:style-name="P2"><text:span text:style-name="T28">DOMANDE_APERTE(</text:span><text:span text:style-name="T29">UTENTE, data,</text:span><text:span text:style-name="T30"><text:s/>testo) </text:span></text:p>
      <text:p text:style-name="P2"><text:span text:style-name="T31"/></text:p>
      <text:p text:style-name="P2"><text:span text:style-name="T32">SONDAGGIO(</text:span><text:span text:style-name="T33">UTENTE, data</text:span><text:span text:style-name="T34">)</text:span></text:p>
      <text:p text:style-name="P2"><text:span text:style-name="T35"/></text:p>
      <text:p text:style-name="P2"><text:span text:style-name="T36">RISPOSTA_PREDEFINITA(</text:span><text:span text:style-name="T37">UTENTE, SONDAGGIO</text:span><text:span text:style-name="T38">, anonimo)</text:span></text:p>
      <text:p text:style-name="P2"><text:span text:style-name="T39"/></text:p>
      <text:p text:style-name="P3"><text:span text:style-name="T40">RISPOSTA_APERTA(</text:span><text:span text:style-name="T41">UTENTE, data,</text:span><text:span text:style-name="T42"><text:s/>testo, anonimo, voto +, voto -,<text:s text:c="2"/>DOMANDA_APERTA)</text:span></text:p>
      <text:p text:style-name="P4"><text:span text:style-name="T43"/></text:p>
      <text:p text:style-name="P4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